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Pictures/10000000000003E8000003E8AF2D93C2C3002578.jpg" manifest:media-type="image/jpeg"/>
  <manifest:file-entry manifest:full-path="Pictures/10000014000002BC0000020D6CC302A674BA46BB.gif" manifest:media-type="image/gif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Pictures/10000000000005550000035C66CD1AA3E88406D5.png" manifest:media-type="image/png"/>
  <manifest:file-entry manifest:full-path="Pictures/1000000000000020000000204B249CA79A42C6D7.png" manifest:media-type="image/png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Predeterminado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Times New Roman" svg:font-family="'Times New Roman'" style:font-family-generic="roman" style:font-pitch="variable"/>
    <style:font-face style:name="Open Sans2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6cm" svg:stroke-color="#2b7ed2" draw:marker-start-width="0.359cm" draw:marker-end-width="0.359cm" svg:stroke-opacity="100%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ole-draw-aspect="1"/>
    </style:style>
    <style:style style:name="pr1" style:family="presentation" style:parent-style-name="Vivid2-title">
      <style:graphic-properties fo:min-height="3.306cm"/>
    </style:style>
    <style:style style:name="pr2" style:family="presentation" style:parent-style-name="Vivid2-outline1">
      <style:graphic-properties fo:min-height="6.948cm"/>
    </style:style>
    <style:style style:name="pr3" style:family="presentation" style:parent-style-name="Vivid2-notes">
      <style:graphic-properties draw:fill-color="#ffffff" fo:min-height="12.464cm"/>
    </style:style>
    <style:style style:name="pr4" style:family="presentation" style:parent-style-name="Vivid2-outline1">
      <style:graphic-properties fo:min-height="14.786cm"/>
    </style:style>
    <style:style style:name="pr5" style:family="presentation" style:parent-style-name="Vivid2-notes">
      <style:graphic-properties draw:fill-color="#ffffff" draw:auto-grow-height="true" fo:min-height="12.464cm"/>
    </style:style>
    <style:style style:name="pr6" style:family="presentation" style:parent-style-name="Vivid2-subtitle">
      <style:graphic-properties draw:fill-color="#ffffff" fo:min-height="14.98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loext:graphic-properties draw:fill-color="#ffffff"/>
    </style:style>
    <style:style style:name="T1" style:family="text">
      <style:text-properties fo:color="#007fff"/>
    </style:style>
    <style:style style:name="T2" style:family="text">
      <style:text-properties fo:color="#000000"/>
    </style:style>
    <style:style style:name="T3" style:family="text">
      <style:text-properties fo:color="#007fff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2" presentation:presentation-page-layout-name="AL1T12" presentation:use-date-time-name="dtd1">
        <office:forms form:automatic-focus="false" form:apply-design-mode="false"/>
        <draw:frame presentation:style-name="pr1" draw:layer="layout" svg:width="29.996cm" svg:height="3.506cm" svg:x="1.664cm" svg:y="0.837cm" presentation:class="title">
          <draw:text-box>
            <text:p>Viewed food</text:p>
          </draw:text-box>
        </draw:frame>
        <draw:frame draw:style-name="gr1" draw:text-style-name="P1" draw:layer="layout" svg:width="14.681cm" svg:height="11.01cm" svg:x="1.663cm" svg:y="7.068cm" presentation:class="graphic" presentation:user-transformed="true">
          <draw:image xlink:href="Pictures/10000014000002BC0000020D6CC302A674BA46BB.gif" xlink:type="simple" xlink:show="embed" xlink:actuate="onLoad">
            <text:p/>
          </draw:image>
        </draw:frame>
        <draw:frame presentation:style-name="pr2" draw:layer="layout" svg:width="14.681cm" svg:height="7.148cm" svg:x="17.08cm" svg:y="6.096cm" presentation:class="outline" presentation:user-transformed="true">
          <draw:text-box>
            <text:list text:style-name="L2">
              <text:list-item>
                <text:p>Команда:<text:line-break/><text:span text:style-name="T1">Coding Kittens</text:span></text:p>
              </text:list-item>
            </text:list>
          </draw:text-box>
        </draw:frame>
        <draw:frame presentation:style-name="pr2" draw:layer="layout" svg:width="14.681cm" svg:height="7.148cm" svg:x="16.815cm" svg:y="12.192cm" presentation:class="outline" presentation:user-transformed="true">
          <draw:text-box>
            <text:list text:style-name="L2">
              <text:list-item>
                <text:p>Участники:</text:p>
                <text:p><text:span text:style-name="T1">Инютин Дмитрий</text:span><text:span text:style-name="T1"><text:line-break/></text:span><text:span text:style-name="T1">Михаил Богомолов</text:span><text:span text:style-name="T1"><text:line-break/></text:span><text:span text:style-name="T1">Матвей Волков</text:span><text:span text:style-name="T1"><text:line-break/></text:span><text:span text:style-name="T1">Михаил Маликов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2T3" presentation:use-date-time-name="dtd1">
        <office:forms form:automatic-focus="false" form:apply-design-mode="false"/>
        <draw:frame presentation:style-name="pr1" draw:text-style-name="P3" draw:layer="layout" svg:width="29.996cm" svg:height="3.506cm" svg:x="1.664cm" svg:y="0.837cm" presentation:class="title">
          <draw:text-box>
            <text:p text:style-name="P3">Описание прототипа</text:p>
          </draw:text-box>
        </draw:frame>
        <draw:frame draw:style-name="gr3" draw:text-style-name="P1" draw:layer="layout" svg:width="14.681cm" svg:height="14.681cm" svg:x="1.663cm" svg:y="5.232cm" presentation:class="graphic">
          <draw:image xlink:href="Pictures/10000000000003E8000003E8AF2D93C2C3002578.jpg" xlink:type="simple" xlink:show="embed" xlink:actuate="onLoad">
            <text:p/>
          </draw:image>
        </draw:frame>
        <draw:frame presentation:style-name="pr4" draw:layer="layout" svg:width="14.681cm" svg:height="14.986cm" svg:x="17.08cm" svg:y="5.08cm" presentation:class="outline">
          <draw:text-box>
            <text:list text:style-name="L2">
              <text:list-item>
                <text:p>Telegram: <text:span text:style-name="T1">@food_rate_bot</text:span><text:span text:style-name="T1"><text:line-break/></text:span><text:span text:style-name="T1"/></text:p>
              </text:list-item>
              <text:list-item>
                <text:p><text:span text:style-name="T2">Github:</text:span><text:span text:style-name="T2"><text:line-break/></text:span><text:span text:style-name="T3">mABBYYlity_hackatone_CoddingKittens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3T0" presentation:use-date-time-name="dtd1">
        <office:forms form:automatic-focus="false" form:apply-design-mode="false"/>
        <draw:frame presentation:style-name="pr6" draw:text-style-name="P5" draw:layer="layout" svg:width="30.086cm" svg:height="14.986cm" svg:x="1.664cm" svg:y="5.08cm" presentation:class="subtitle" presentation:placeholder="true" presentation:user-transformed="true">
          <draw:text-box/>
        </draw:frame>
        <draw:frame draw:style-name="gr4" draw:text-style-name="P3" draw:layer="layout" svg:width="33.204cm" svg:height="19.439cm" svg:x="0cm" svg:y="1.13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3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2T3" presentation:use-date-time-name="dtd1">
        <office:forms form:automatic-focus="false" form:apply-design-mode="false"/>
        <draw:frame presentation:style-name="pr1" draw:layer="layout" svg:width="29.996cm" svg:height="3.506cm" svg:x="1.664cm" svg:y="0.837cm" presentation:class="title">
          <draw:text-box>
            <text:p>Интерфейс</text:p>
          </draw:text-box>
        </draw:frame>
        <draw:frame presentation:style-name="pr4" draw:layer="layout" svg:width="14.681cm" svg:height="14.986cm" svg:x="1.664cm" svg:y="5.08cm" presentation:class="outline" presentation:placeholder="true">
          <draw:text-box/>
        </draw:frame>
        <draw:frame presentation:style-name="pr4" draw:layer="layout" svg:width="14.681cm" svg:height="14.986cm" svg:x="17.08cm" svg:y="5.08cm" presentation:class="outline" presentation:placeholder="true">
          <draw:text-box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3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4T1" presentation:use-date-time-name="dtd1">
        <office:forms form:automatic-focus="false" form:apply-design-mode="false"/>
        <draw:frame presentation:style-name="pr1" draw:layer="layout" svg:width="29.996cm" svg:height="3.506cm" svg:x="1.664cm" svg:y="0.837cm" presentation:class="title">
          <draw:text-box>
            <text:p>Перспективы</text:p>
          </draw:text-box>
        </draw:frame>
        <draw:frame presentation:style-name="pr4" draw:layer="layout" svg:width="30.086cm" svg:height="14.986cm" svg:x="1.664cm" svg:y="5.08cm" presentation:class="outline">
          <draw:text-box>
            <text:list text:style-name="L2">
              <text:list-item>
                <text:p>Андроид-приложение</text:p>
              </text:list-item>
              <text:list-item>
                <text:p>Социальное взаимодействие</text:p>
              </text:list-item>
              <text:list-item>
                <text:p>Монетизация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3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Predeterminado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Times New Roman" svg:font-family="'Times New Roman'" style:font-family-generic="roman" style:font-pitch="variable"/>
    <style:font-face style:name="Open Sans2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ba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2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style:writing-mode="lr-tb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 style:writing-mode="lr-tb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 style:writing-mode="lr-tb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 style:writing-mode="lr-tb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 style:writing-mode="lr-tb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 style:writing-mode="lr-tb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 style:writing-mode="lr-tb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 style:writing-mode="lr-tb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 style:writing-mode="lr-tb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8T06:00:10.904724386</meta:creation-date>
    <meta:editing-duration>PT12M26S</meta:editing-duration>
    <meta:editing-cycles>2</meta:editing-cycles>
    <meta:generator>LibreOffice/5.2.6.2$Linux_X86_64 LibreOffice_project/20m0$Build-2</meta:generator>
    <dc:date>2017-10-08T07:01:14.196412537</dc:date>
    <meta:document-statistic meta:object-count="6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ba" number:country="RU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graphic-properties draw:fill-color="#dddddd"/>
      <style:text-properties fo:color="#007fff" fo:font-size="3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205cm" svg:height="19.44cm" xlink:href="." xlink:type="simple" chart:class="chart:circle" chart:style-name="ch1">
        <chart:title svg:x="11.239cm" svg:y="0.523cm" chart:style-name="ch2">
          <text:p>Целевая аудитория</text:p>
        </chart:title>
        <chart:legend svg:x="0cm" svg:y="8.356cm" style:legend-expansion="custom" chartooo:width="6.135cm" chartooo:height="4.639cm" style:legend-expansion-aspect-ratio="1.32248329381332" chart:style-name="ch3"/>
        <chart:plot-area chart:style-name="ch4" chart:data-source-has-labels="both" svg:x="0.664cm" svg:y="2.86cm" svg:width="31.877cm" svg:height="16.192cm">
          <chartooo:coordinate-region svg:x="8.507cm" svg:y="2.861cm" svg:width="16.191cm" svg:height="16.191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4" chart:label-cell-address="local-table.$B$1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пределение</text:p>
              </table:table-cell>
            </table:table-row>
          </table:table-header-rows>
          <table:table-rows>
            <table:table-row>
              <table:table-cell office:value-type="string">
                <text:p>Молодежь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Домохозяйки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Остальные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